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408f1" officeooo:paragraph-rsid="001408f1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25b5" officeooo:paragraph-rsid="001525b5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525b5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01525b5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1525b5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cluded for having breach at same time as acquisition:</text:p>
      <text:p text:style-name="P1">Xrite (danaher)</text:p>
      <text:p text:style-name="P1">Countrywide financial (Bank of America)</text:p>
      <text:p text:style-name="P1"><text:span text:style-name="T5">TIC Gums Inc. </text:span><text:span text:style-name="T6">(ingredion)</text:span></text:p>
      <text:p text:style-name="P2"><text:span text:style-name="T5">Wholefoods (Amazon)</text:span></text:p>
      <text:p text:style-name="P2"><text:span text:style-name="T5">1st Mariner Bank (Howard bankcorp) </text:span></text:p>
      <text:p text:style-name="P1"/>
      <text:p text:style-name="P1"/>
      <text:p text:style-name="P1">Other reasons for non-match:</text:p>
      <text:p text:style-name="P1">Were private until acquired, and were acquired after breach</text:p>
      <text:p text:style-name="P1">Private company generally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41:57.434477324</meta:creation-date>
    <meta:generator>LibreOffice/6.1.4.2$Linux_X86_64 LibreOffice_project/10$Build-2</meta:generator>
    <dc:date>2019-01-29T20:30:40.275742973</dc:date>
    <meta:editing-duration>PT2H7M31S</meta:editing-duration>
    <meta:editing-cycles>2</meta:editing-cycles>
    <meta:document-statistic meta:table-count="0" meta:image-count="0" meta:object-count="0" meta:page-count="1" meta:paragraph-count="10" meta:word-count="43" meta:character-count="301" meta:non-whitespace-character-count="265"/>
  </office:meta>
</office:document-meta>
</file>